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 CHAMADO DE DEUS</text:h>
      <text:p text:style-name="First_20_paragraph">J. G. Bellet</text:p>
      <text:p text:style-name="Text_20_body">Nos dias que antecedem o dilúvio, os que pertencem à família de Deus trilham um caminho de peregrinos. Eles deixam o mundo para Caim. Não há neles nenhum sentimento de disputa e nem tampouco o menor indício de queixa. Eles não dizem, e nem pensam em dizer, "Mestre, dize a meu irmão que reparta comigo a herança" (<text:a xlink:type="simple" xlink:href="http://bibliaonline.com.br/acf/lc/12/13" text:style-name="Internet_20_link" text:visited-style-name="Visited_20_Internet_20_Link"><text:span text:style-name="Definition">Lucas 12:13</text:span></text:a>). Em seus hábitos e princípios de conduta, eles são tão distintos de seu irmão infrator (Caim) que parecem pertencer a uma outra raça; é como se vivessem em outro mundo.</text:p>
      <text:p text:style-name="Text_20_body">A família de Caim é que faz toda a história do mundo. Eles constroem as cidades, eles promovem as artes, eles conduzem os negócios, eles inventam seus prazeres e passatempos. Mas em nada disso é encontrada a família de Sete. Os daquela geração chamam às suas cidades por seus nomes; os desta se fazem chamar pelo nome do Senhor. Os daquela fazem tudo o que podem para tornar o mundo seu, e não do Senhor; os da outra fazem tudo o que podem para se fazerem do Senhor e não mais pertencerem a si mesmos. Caim escreve seu próprio nome sobre a terra; Sete escreve o nome do Senhor sobre si.</text:p>
      <text:p text:style-name="Text_20_body">Podemos bendizer ao Senhor por este vigoroso perfil de estrangeiros celestiais vivendo na Terra, e rogar por graça para experimentarmos em nossas almas, e em nossas vidas, um pouco do seu poder. Temos uma lição a aprender disso.</text:p>
      <text:p text:style-name="Text_20_body">Os instintos de nossa mente renovada nos sugerem que sigamos o mesmo caminho celestial com igual certeza e desembaraço. O chamado de Deus nos indica esse caminho, e todo o Seu ensino exige que o trilhemos. Os passatempos, costumes, interesses e prazeres dos filhos de Caim nada significam para esses peregrinos. Como ocorre ainda hoje, eles deixam bem claro que rejeitam a idéia de que este mundo seja capaz de lhes trazer satisfação. Eles estão descontentes com o mundo e não se esforçam nem um pouco para inverter esta situação. É nisto que está fundamentada a sua separação da senda de Caim e de sua casa. Eles não estavam preocupados com o país que os cercava, mas procuraram uma pátria melhor, isto é, a pátria celestial. Eles são completamente contra o caminho de Caim, e têm um claro discernimento do caminho de Deus O Senhor deseja que sigamos esse mesmo padrão, estando no mundo, mas não sendo do mundo. Somos do céu, embora ainda não estejamos lá (exceto no que diz respeito à nossa posição em Cristo). Paulo, no Espírito Santo, desejou também que fôssemos assim, seguindo o exemplo daqueles cuja "cidade está nos céus" (<text:a xlink:type="simple" xlink:href="http://bibliaonline.com.br/acf/fp/3/20" text:style-name="Internet_20_link" text:visited-style-name="Visited_20_Internet_20_Link"><text:span text:style-name="Definition">Fp 3:20</text:span></text:a>). Pedro, no mesmo Espírito, desejou que fôssemos como "peregrinos e forasteiros", abstendo-nos "das concupiscências carnais" (<text:a xlink:type="simple" xlink:href="http://bibliaonline.com.br/acf/1pe/2/11" text:style-name="Internet_20_link" text:visited-style-name="Visited_20_Internet_20_Link"><text:span text:style-name="Definition">1 Pd 2:11</text:span></text:a>). Tiago nos convoca, no mesmo Espírito, a sabermos que "a amizade do mundo é inimizade contra Deus" (<text:a xlink:type="simple" xlink:href="http://bibliaonline.com.br/acf/tg/4/4" text:style-name="Internet_20_link" text:visited-style-name="Visited_20_Internet_20_Link"><text:span text:style-name="Definition">Tiago 4:4</text:span></text:a>). E João nos separa como de um só golpe: "Sabemos que somos de Deus, e que todo o mundo está no maligno" (<text:a xlink:type="simple" xlink:href="http://bibliaonline.com.br/acf/1jo/5/19" text:style-name="Internet_20_link" text:visited-style-name="Visited_20_Internet_20_Link"><text:span text:style-name="Definition">1 João 5:19</text:span></text:a>).</text:p>
      <text:p text:style-name="Text_20_body">J. G. Bell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 CHAMADO DE DEUS</dc:title>
    <dc:date>2019-03-06T16:43:26.118056593</dc:date>
    <meta:editing-duration>PT18S</meta:editing-duration>
    <meta:editing-cycles>1</meta:editing-cycles>
    <meta:document-statistic meta:table-count="0" meta:image-count="0" meta:object-count="0" meta:page-count="1" meta:paragraph-count="8" meta:word-count="508" meta:character-count="2857" meta:non-whitespace-character-count="2356"/>
    <meta:generator>LibreOffice/6.0.7.3$Linux_X86_64 LibreOffice_project/00m0$Build-3</meta:generator>
  </office:meta>
</office:document-meta>
</file>